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7-11-17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7-05-19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7-03-10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6-12-16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6-08-30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6-01-20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5-08-26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5-05-05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5-01-30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4-11-0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4-08-1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4-06-06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4-03-21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3-11-06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3-07-1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3-05-2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3-03-13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2-11-1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2-08-14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2-06-15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2-02-23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1-12-13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1-08-3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1-06-15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1-03-16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0-12-1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0-09-02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0-06-0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10-03-1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9-12-22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9-09-21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9-05-2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9-03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8-12-0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8-09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8-05-1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8-03-03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7-12-11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7-09-1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7-06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7-03-01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6-12-11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6-05-0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5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2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1-09-02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9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8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6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0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9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8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7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31076355502</text:p>
          </table:table-cell>
          <table:table-cell office:value-type="string" calcext:value-type="string">
            <text:p>198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86" meta:object-count="0"/>
    <meta:user-defined meta:name="AppVersion">3.0</meta:user-defined>
  </office:meta>
</office:document-meta>
</file>